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B0000012D4F01EFF169D618EE.png" manifest:media-type="image/png"/>
  <manifest:file-entry manifest:full-path="Pictures/10000000000002BE0000012B5E202BA0EBEE9857.png" manifest:media-type="image/png"/>
  <manifest:file-entry manifest:full-path="Pictures/10000000000003C80000011918C1B3F3DAE821F0.png" manifest:media-type="image/png"/>
  <manifest:file-entry manifest:full-path="Pictures/1000000000000278000000B87BB10432C00773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eee4" officeooo:paragraph-rsid="000feee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2.0098in" draw:z-index="0"><draw:image xlink:href="Pictures/10000000000003C80000011918C1B3F3DAE821F0.png" xlink:type="simple" xlink:show="embed" xlink:actuate="onLoad" loext:mime-type="image/x-vclgraphic"/></draw:frame>Had to disable 2FA to log in on commandline</text:p>
      <text:p text:style-name="P1"><draw:frame draw:style-name="fr2" draw:name="Image2" text:anchor-type="paragraph" svg:width="6.5835in" svg:height="1.9165in" draw:z-index="1"><draw:image xlink:href="Pictures/1000000000000278000000B87BB10432C0077327.png" xlink:type="simple" xlink:show="embed" xlink:actuate="onLoad" loext:mime-type="image/x-vclgraphic"/></draw:frame><draw:frame draw:style-name="fr3" draw:name="Image3" text:anchor-type="paragraph" svg:x="0.0102in" svg:y="2.0102in" svg:width="6.9252in" svg:height="2.9492in" draw:z-index="2"><draw:image xlink:href="Pictures/10000000000002BE0000012B5E202BA0EBEE9857.png" xlink:type="simple" xlink:show="embed" xlink:actuate="onLoad" loext:mime-type="image/x-vclgraphic"/></draw:frame><draw:frame draw:style-name="fr3" draw:name="Image4" text:anchor-type="paragraph" svg:x="0.0102in" svg:y="5.0063in" svg:width="6.9252in" svg:height="2.1827in" draw:z-index="3"><draw:image xlink:href="Pictures/10000000000003BB0000012D4F01EFF169D618EE.png" xlink:type="simple" xlink:show="embed" xlink:actuate="onLoad" loext:mime-type="image/x-vclgraphic"/></draw:frame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4:22:14.818935862</meta:creation-date>
    <dc:date>2020-01-15T15:00:03.077854016</dc:date>
    <meta:editing-duration>PT7M27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2" meta:paragraph-count="1" meta:word-count="9" meta:character-count="43" meta:non-whitespace-character-count="35"/>
  </office:meta>
</office:document-meta>
</file>